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sub>
        <mi>L</mi>
        <mi>z</mi>
      </msub>
      <mo stretchy="false">Δ</mo>
      <mrow>
        <msub>
          <mi>L</mi>
          <mi>x</mi>
        </msub>
        <mo stretchy="false">≥</mo>
        <mfrac>
          <mo stretchy="false">ℏ</mo>
          <mn>2</mn>
        </mfrac>
      </mrow>
      <mrow>
        <mo stretchy="false">∣</mo>
        <mrow>
          <mrow>
            <mo stretchy="false">〈</mo>
            <mrow>
              <msub>
                <mi>L</mi>
                <mi>y</mi>
              </msub>
            </mrow>
            <mo stretchy="false">〉</mo>
          </mrow>
        </mrow>
        <mo stretchy="false">∣</mo>
      </mrow>
    </mrow>
    <annotation encoding="StarMath 5.0">%DELTA L_z %DELTA L_x &gt;= hbar over 2 lline langle L_y rangle  rlin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7:25:10.344000000</meta:creation-date>
    <meta:generator>LibreOffice/4.1.4.2$Windows_x86 LibreOffice_project/0a0440ccc0227ad9829de5f46be37cfb6edcf72</meta:generator>
  </office:meta>
</office:document-meta>
</file>